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style:font-name="IPA Pゴシック" style:font-name-complex="FreeSans"/>
    </style:style>
    <style:style style:name="T20" style:family="text">
      <style:text-properties style:font-name-complex="FreeSans"/>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8:30:05.28780784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8:43:34.858251520</dc:date>
    <meta:editing-duration>P9DT2H52M9S</meta:editing-duration>
    <meta:editing-cycles>596</meta:editing-cycles>
    <meta:document-statistic meta:table-count="5" meta:cell-count="9567" meta:object-count="0"/>
  </office:meta>
</office:document-meta>
</file>